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Footnote">
      <style:text-properties officeooo:paragraph-rsid="010e50f6"/>
    </style:style>
    <style:style style:name="P19" style:family="paragraph" style:parent-style-name="Footnote">
      <style:paragraph-properties fo:text-indent="0cm" style:auto-text-indent="false"/>
      <style:text-properties officeooo:paragraph-rsid="010e50f6"/>
    </style:style>
    <style:style style:name="P20" style:family="paragraph" style:parent-style-name="Standard">
      <style:text-properties style:font-name="Liberation Serif" style:text-underline-style="none" officeooo:rsid="00810a4d" officeooo:paragraph-rsid="011b00cf"/>
    </style:style>
    <style:style style:name="P21" style:family="paragraph" style:parent-style-name="Standard">
      <style:text-properties style:font-name="Liberation Serif" style:text-underline-style="none" officeooo:rsid="00810a4d" officeooo:paragraph-rsid="00ae18ca"/>
    </style:style>
    <style:style style:name="P22" style:family="paragraph" style:parent-style-name="Table">
      <style:paragraph-properties fo:keep-with-next="always"/>
    </style:style>
    <style:style style:name="P23" style:family="paragraph" style:parent-style-name="Table">
      <style:paragraph-properties fo:text-align="center" style:justify-single-word="false" fo:keep-with-next="always"/>
    </style:style>
    <style:style style:name="P24"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5"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7" style:family="paragraph" style:parent-style-name="Table">
      <style:paragraph-properties fo:text-align="center" style:justify-single-word="false"/>
    </style:style>
    <style:style style:name="P28" style:family="paragraph" style:parent-style-name="Table_20_Contents">
      <style:text-properties style:font-name="Liberation Serif" officeooo:paragraph-rsid="00b27e06"/>
    </style:style>
    <style:style style:name="P29" style:family="paragraph" style:parent-style-name="Table_20_Contents">
      <style:text-properties style:font-name="Liberation Serif" officeooo:rsid="00b09166" officeooo:paragraph-rsid="00b27e06"/>
    </style:style>
    <style:style style:name="P30" style:family="paragraph" style:parent-style-name="Table_20_Contents">
      <style:paragraph-properties fo:text-align="center" style:justify-single-word="false"/>
      <style:text-properties style:font-name="Liberation Serif" officeooo:rsid="00b09166" officeooo:paragraph-rsid="00b27e06"/>
    </style:style>
    <style:style style:name="P31" style:family="paragraph" style:parent-style-name="Table_20_Contents">
      <style:text-properties style:font-name="Bookerly" fo:font-size="12pt" officeooo:rsid="00b09166" officeooo:paragraph-rsid="00b27e06" style:font-size-asian="12pt" style:font-size-complex="12pt"/>
    </style:style>
    <style:style style:name="P32" style:family="paragraph" style:parent-style-name="Table_20_Contents">
      <style:text-properties style:font-name="Bookerly" fo:font-size="12pt" officeooo:paragraph-rsid="00b27e06" style:font-size-asian="12pt" style:font-size-complex="12pt"/>
    </style:style>
    <style:style style:name="P33"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4"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6" style:family="paragraph" style:parent-style-name="Table_20_Contents">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39" style:family="paragraph" style:parent-style-name="Standard">
      <style:text-properties officeooo:paragraph-rsid="00b27e06"/>
    </style:style>
    <style:style style:name="P40" style:family="paragraph" style:parent-style-name="Standard">
      <style:text-properties style:font-name="Liberation Serif" style:text-underline-style="none" officeooo:rsid="00810a4d" officeooo:paragraph-rsid="00770bed"/>
    </style:style>
    <style:style style:name="P41" style:family="paragraph" style:parent-style-name="Standard">
      <style:text-properties style:text-underline-style="none" officeooo:rsid="007c7e59" officeooo:paragraph-rsid="00770bed"/>
    </style:style>
    <style:style style:name="P42" style:family="paragraph" style:parent-style-name="Standard">
      <style:paragraph-properties fo:break-before="auto" fo:break-after="auto"/>
      <style:text-properties style:text-underline-style="none" officeooo:rsid="007514fe" officeooo:paragraph-rsid="00770bed"/>
    </style:style>
    <style:style style:name="P43" style:family="paragraph" style:parent-style-name="Standard">
      <style:text-properties style:text-underline-style="none" officeooo:rsid="007514fe" officeooo:paragraph-rsid="00b57809"/>
    </style:style>
    <style:style style:name="P44" style:family="paragraph" style:parent-style-name="Standard">
      <style:text-properties officeooo:paragraph-rsid="00b57809"/>
    </style:style>
    <style:style style:name="P45" style:family="paragraph" style:parent-style-name="Footnote">
      <style:text-properties officeooo:rsid="00e79e1a" officeooo:paragraph-rsid="00e79e1a"/>
    </style:style>
    <style:style style:name="P46" style:family="paragraph" style:parent-style-name="Footnote">
      <style:text-properties officeooo:rsid="00f1e407" officeooo:paragraph-rsid="00f1e407"/>
    </style:style>
    <style:style style:name="P47" style:family="paragraph" style:parent-style-name="Standard">
      <style:text-properties style:text-underline-style="none" officeooo:rsid="007514fe" officeooo:paragraph-rsid="00770bed"/>
    </style:style>
    <style:style style:name="P48" style:family="paragraph" style:parent-style-name="Standard">
      <style:text-properties officeooo:paragraph-rsid="0133d40b"/>
    </style:style>
    <style:style style:name="P49" style:family="paragraph" style:parent-style-name="Standard">
      <style:text-properties officeooo:paragraph-rsid="01437cd2"/>
    </style:style>
    <style:style style:name="P50" style:family="paragraph" style:parent-style-name="Standard">
      <style:text-properties style:font-name="Liberation Serif" officeooo:rsid="009f616e" officeooo:paragraph-rsid="009de1ba"/>
    </style:style>
    <style:style style:name="P51" style:family="paragraph" style:parent-style-name="Standard">
      <style:text-properties officeooo:paragraph-rsid="014968aa"/>
    </style:style>
    <style:style style:name="P52" style:family="paragraph" style:parent-style-name="Standard">
      <style:text-properties style:font-name="Bukyvede" officeooo:rsid="009a0d3b" officeooo:paragraph-rsid="00879d28"/>
    </style:style>
    <style:style style:name="P53" style:family="paragraph" style:parent-style-name="Standard">
      <style:text-properties officeooo:rsid="009a0d3b" officeooo:paragraph-rsid="009a0d3b"/>
    </style:style>
    <style:style style:name="P54" style:family="paragraph" style:parent-style-name="Standard">
      <style:text-properties officeooo:rsid="009be8d5" officeooo:paragraph-rsid="009be8d5"/>
    </style:style>
    <style:style style:name="P55" style:family="paragraph" style:parent-style-name="Standard">
      <style:text-properties style:text-underline-style="none" officeooo:rsid="00a15e37" officeooo:paragraph-rsid="009be8d5"/>
    </style:style>
    <style:style style:name="P56" style:family="paragraph" style:parent-style-name="Standard">
      <style:text-properties fo:color="#000000" loext:opacity="100%" officeooo:paragraph-rsid="014f4dd5"/>
    </style:style>
    <style:style style:name="P57" style:family="paragraph" style:parent-style-name="Standard">
      <style:text-properties fo:color="#000000" loext:opacity="100%" officeooo:paragraph-rsid="01316e26"/>
    </style:style>
    <style:style style:name="P58" style:family="paragraph" style:parent-style-name="Standard">
      <style:text-properties fo:color="#ff4000" loext:opacity="100%" officeooo:paragraph-rsid="01316e26"/>
    </style:style>
    <style:style style:name="P59" style:family="paragraph" style:parent-style-name="Standard">
      <style:text-properties fo:color="#ff4000" loext:opacity="100%" fo:font-weight="normal" officeooo:rsid="006fbec8" officeooo:paragraph-rsid="01316e26" style:font-weight-asian="normal" style:font-weight-complex="normal"/>
    </style:style>
    <style:style style:name="P60" style:family="paragraph" style:parent-style-name="Standard">
      <style:text-properties fo:color="#ff4000" loext:opacity="100%" fo:font-weight="normal" officeooo:rsid="011d20f8" officeooo:paragraph-rsid="01316e26" style:font-weight-asian="normal" style:font-weight-complex="normal"/>
    </style:style>
    <style:style style:name="P61"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62" style:family="paragraph" style:parent-style-name="Standard">
      <style:text-properties officeooo:paragraph-rsid="01316e26"/>
    </style:style>
    <style:style style:name="P63" style:family="paragraph" style:parent-style-name="Standard">
      <style:text-properties fo:color="#ff4000" loext:opacity="100%" style:text-underline-style="none" officeooo:rsid="006eb73e" officeooo:paragraph-rsid="006eba39"/>
    </style:style>
    <style:style style:name="P64" style:family="paragraph" style:parent-style-name="Standard">
      <style:text-properties fo:color="#ff4000" loext:opacity="100%" style:text-underline-style="none" officeooo:rsid="0052b987" officeooo:paragraph-rsid="009f616e"/>
    </style:style>
    <style:style style:name="P65" style:family="paragraph" style:parent-style-name="Standard">
      <style:text-properties fo:color="#ff4000" loext:opacity="100%" style:text-underline-style="none" officeooo:rsid="0052b987" officeooo:paragraph-rsid="005f2654"/>
    </style:style>
    <style:style style:name="P66" style:family="paragraph" style:parent-style-name="Standard">
      <style:text-properties fo:color="#ff4000" loext:opacity="100%" style:text-underline-style="none" officeooo:rsid="0052b987" officeooo:paragraph-rsid="0052b987"/>
    </style:style>
    <style:style style:name="P67" style:family="paragraph" style:parent-style-name="Standard">
      <style:text-properties fo:color="#ff4000" loext:opacity="100%" style:text-underline-style="none" officeooo:rsid="005328dd" officeooo:paragraph-rsid="005328dd"/>
    </style:style>
    <style:style style:name="P68"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6fbec8" style:font-weight-asian="bold" style:font-weight-complex="bold"/>
    </style:style>
    <style:style style:name="T68" style:family="text">
      <style:text-properties fo:color="#000000" loext:opacity="100%" fo:font-weight="bold" officeooo:rsid="0052d06c" style:font-weight-asian="bold" style:font-weight-complex="bold"/>
    </style:style>
    <style:style style:name="T69" style:family="text">
      <style:text-properties fo:color="#000000" loext:opacity="100%" fo:font-weight="bold" officeooo:rsid="005f2654" style:font-weight-asian="bold" style:font-weight-complex="bold"/>
    </style:style>
    <style:style style:name="T70" style:family="text">
      <style:text-properties fo:color="#000000" loext:opacity="100%" fo:font-weight="normal" officeooo:rsid="006fbec8" style:font-weight-asian="normal" style:font-weight-complex="normal"/>
    </style:style>
    <style:style style:name="T71" style:family="text">
      <style:text-properties fo:color="#000000" loext:opacity="100%" fo:font-weight="normal" officeooo:rsid="01316e26" style:font-weight-asian="normal" style:font-weight-complex="normal"/>
    </style:style>
    <style:style style:name="T72" style:family="text">
      <style:text-properties officeooo:rsid="01320d5d"/>
    </style:style>
    <style:style style:name="T73" style:family="text">
      <style:text-properties officeooo:rsid="0133d40b"/>
    </style:style>
    <style:style style:name="T74" style:family="text">
      <style:text-properties style:text-underline-style="none" officeooo:rsid="00770bed"/>
    </style:style>
    <style:style style:name="T75" style:family="text">
      <style:text-properties style:text-underline-style="none" officeooo:rsid="00c02ed7"/>
    </style:style>
    <style:style style:name="T76" style:family="text">
      <style:text-properties style:text-underline-style="none" officeooo:rsid="007ab99f"/>
    </style:style>
    <style:style style:name="T77" style:family="text">
      <style:text-properties style:text-underline-style="none" officeooo:rsid="0118973b"/>
    </style:style>
    <style:style style:name="T78" style:family="text">
      <style:text-properties style:text-underline-style="none" officeooo:rsid="007adc2f"/>
    </style:style>
    <style:style style:name="T79" style:family="text">
      <style:text-properties style:text-underline-style="none" officeooo:rsid="007c7e59"/>
    </style:style>
    <style:style style:name="T80" style:family="text">
      <style:text-properties style:text-underline-style="none" officeooo:rsid="007f62dd"/>
    </style:style>
    <style:style style:name="T81" style:family="text">
      <style:text-properties fo:font-style="italic" style:text-underline-style="none" officeooo:rsid="007f62dd" style:font-style-asian="italic" style:font-style-complex="italic"/>
    </style:style>
    <style:style style:name="T82" style:family="text">
      <style:text-properties fo:font-style="italic" style:text-underline-style="solid" style:text-underline-width="auto" style:text-underline-color="font-color" officeooo:rsid="007f62dd" style:font-style-asian="italic" style:font-style-complex="italic"/>
    </style:style>
    <style:style style:name="T83" style:family="text">
      <style:text-properties fo:font-style="normal" style:text-underline-style="none" officeooo:rsid="00c229d2" style:font-style-asian="normal" style:font-style-complex="normal"/>
    </style:style>
    <style:style style:name="T84" style:family="text">
      <style:text-properties fo:font-style="normal" style:text-underline-style="none" officeooo:rsid="00c33212" style:font-style-asian="normal" style:font-style-complex="normal"/>
    </style:style>
    <style:style style:name="T85" style:family="text">
      <style:text-properties style:font-name="Bukyvede" fo:font-style="normal" style:text-underline-style="none" officeooo:rsid="00c229d2" style:font-style-asian="normal" style:font-style-complex="normal"/>
    </style:style>
    <style:style style:name="T86" style:family="text">
      <style:text-properties style:font-name="Bukyvede" fo:font-style="normal" style:text-underline-style="solid" style:text-underline-width="auto" style:text-underline-color="font-color" officeooo:rsid="00c229d2" style:font-style-asian="normal" style:font-style-complex="normal"/>
    </style:style>
    <style:style style:name="T87" style:family="text">
      <style:text-properties style:font-name="Liberation Serif" fo:font-style="normal" style:text-underline-style="none" officeooo:rsid="007f62dd" style:font-style-asian="normal" style:font-style-complex="normal"/>
    </style:style>
    <style:style style:name="T88" style:family="text">
      <style:text-properties style:font-name="Liberation Serif" fo:font-style="normal" style:text-underline-style="none" officeooo:rsid="00c229d2" style:font-style-asian="normal" style:font-style-complex="normal"/>
    </style:style>
    <style:style style:name="T89" style:family="text">
      <style:text-properties style:font-name="Liberation Serif" fo:font-style="italic" style:text-underline-style="none" officeooo:rsid="00c229d2" style:font-style-asian="italic" style:font-style-complex="italic"/>
    </style:style>
    <style:style style:name="T90"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91" style:family="text">
      <style:text-properties fo:font-style="normal" style:text-underline-style="none" officeooo:rsid="00becf4a" style:font-style-asian="normal" style:font-style-complex="normal"/>
    </style:style>
    <style:style style:name="T92" style:family="text">
      <style:text-properties style:text-underline-style="none" officeooo:rsid="00becf4a"/>
    </style:style>
    <style:style style:name="T93" style:family="text">
      <style:text-properties style:text-underline-style="none" officeooo:rsid="00c33212"/>
    </style:style>
    <style:style style:name="T94" style:family="text">
      <style:text-properties style:font-name="Bukyvede" style:text-underline-style="none" officeooo:rsid="00becf4a"/>
    </style:style>
    <style:style style:name="T95" style:family="text">
      <style:text-properties style:font-name="Bukyvede" style:text-underline-style="solid" style:text-underline-width="auto" style:text-underline-color="font-color" officeooo:rsid="00becf4a"/>
    </style:style>
    <style:style style:name="T96" style:family="text">
      <style:text-properties style:font-name="Liberation Serif" style:text-underline-style="none" officeooo:rsid="00becf4a"/>
    </style:style>
    <style:style style:name="T97" style:family="text">
      <style:text-properties style:font-name="Liberation Serif" fo:font-style="italic" style:text-underline-style="none" officeooo:rsid="00becf4a" style:font-style-asian="italic" style:font-style-complex="italic"/>
    </style:style>
    <style:style style:name="T98"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9" style:family="text">
      <style:text-properties style:font-name="Liberation Serif" style:text-underline-style="none" officeooo:rsid="00e9c496"/>
    </style:style>
    <style:style style:name="T100" style:family="text">
      <style:text-properties style:font-name="Liberation Serif" style:text-underline-style="none" officeooo:rsid="00c229d2"/>
    </style:style>
    <style:style style:name="T101" style:family="text">
      <style:text-properties fo:font-style="normal" style:text-underline-style="none" officeooo:rsid="007f62dd" style:font-style-asian="normal" style:font-style-complex="normal"/>
    </style:style>
    <style:style style:name="T102" style:family="text">
      <style:text-properties fo:font-family="'Menaion Medieval'" style:font-pitch="variable"/>
    </style:style>
    <style:style style:name="T103" style:family="text">
      <style:text-properties fo:font-family="'Menaion Medieval'" style:font-pitch="variable" fo:font-weight="bold" style:font-weight-asian="bold" style:font-weight-complex="bold"/>
    </style:style>
    <style:style style:name="T104" style:family="text">
      <style:text-properties officeooo:rsid="010fb02d"/>
    </style:style>
    <style:style style:name="T105" style:family="text">
      <style:text-properties officeooo:rsid="010e50f6"/>
    </style:style>
    <style:style style:name="T106" style:family="text">
      <style:text-properties fo:color="#666666" loext:opacity="100%"/>
    </style:style>
    <style:style style:name="T107" style:family="text">
      <style:text-properties fo:color="#666666" loext:opacity="100%" fo:font-style="italic" style:font-style-asian="italic" style:font-style-complex="italic"/>
    </style:style>
    <style:style style:name="T108" style:family="text">
      <style:text-properties fo:color="#666666" loext:opacity="100%" officeooo:rsid="0114cb93"/>
    </style:style>
    <style:style style:name="T109" style:family="text">
      <style:text-properties officeooo:rsid="0113d207"/>
    </style:style>
    <style:style style:name="T110" style:family="text">
      <style:text-properties style:font-name="Bookerly" fo:font-size="9pt" style:font-size-asian="9pt" style:font-size-complex="9pt"/>
    </style:style>
    <style:style style:name="T111" style:family="text">
      <style:text-properties style:text-underline-style="none" officeooo:rsid="0116b1f7"/>
    </style:style>
    <style:style style:name="T112" style:family="text">
      <style:text-properties style:font-name="Liberation Serif" style:text-underline-style="none" officeooo:rsid="00808df6"/>
    </style:style>
    <style:style style:name="T113" style:family="text">
      <style:text-properties style:font-name="Liberation Serif" style:text-underline-style="none" officeooo:rsid="00810a4d"/>
    </style:style>
    <style:style style:name="T114" style:family="text">
      <style:text-properties style:font-name="Liberation Serif" style:text-underline-style="none" officeooo:rsid="01027cb5"/>
    </style:style>
    <style:style style:name="T115" style:family="text">
      <style:text-properties officeooo:rsid="00bbd3bd"/>
    </style:style>
    <style:style style:name="T116" style:family="text">
      <style:text-properties officeooo:rsid="00b0d7b5"/>
    </style:style>
    <style:style style:name="T117" style:family="text">
      <style:text-properties officeooo:rsid="00bde0ff"/>
    </style:style>
    <style:style style:name="T118" style:family="text">
      <style:text-properties style:text-underline-style="none" officeooo:rsid="007514fe"/>
    </style:style>
    <style:style style:name="T119" style:family="text">
      <style:text-properties style:text-underline-style="none" officeooo:rsid="0096ca82"/>
    </style:style>
    <style:style style:name="T120" style:family="text">
      <style:text-properties style:text-underline-style="none" officeooo:rsid="009889f7"/>
    </style:style>
    <style:style style:name="T121" style:family="text">
      <style:text-properties style:text-underline-style="none" officeooo:rsid="008e6814"/>
    </style:style>
    <style:style style:name="T122"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3"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5"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6"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27"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28" style:family="text">
      <style:text-properties style:font-name="Bukyvede" fo:font-size="12pt" style:text-underline-style="none" officeooo:rsid="008e6814" style:font-size-asian="12pt" style:font-size-complex="12pt"/>
    </style:style>
    <style:style style:name="T129"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0"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1"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fo:font-weight="normal" officeooo:rsid="008e6814"/>
    </style:style>
    <style:style style:name="T133" style:family="text">
      <style:text-properties style:text-underline-style="none" officeooo:rsid="008f9164"/>
    </style:style>
    <style:style style:name="T134" style:family="text">
      <style:text-properties style:font-name="Bukyvede" style:text-underline-style="none" officeooo:rsid="00f1644b"/>
    </style:style>
    <style:style style:name="T135" style:family="text">
      <style:text-properties style:font-name="Bukyvede" style:text-underline-style="solid" style:text-underline-width="auto" style:text-underline-color="font-color" officeooo:rsid="00f1644b"/>
    </style:style>
    <style:style style:name="T136" style:family="text">
      <style:text-properties style:font-name="Bukyvede" style:text-underline-style="none" officeooo:rsid="007514fe"/>
    </style:style>
    <style:style style:name="T137" style:family="text">
      <style:text-properties style:font-name="Bukyvede" style:text-underline-style="solid" style:text-underline-width="auto" style:text-underline-color="font-color" officeooo:rsid="007514fe"/>
    </style:style>
    <style:style style:name="T138" style:family="text">
      <style:text-properties style:text-underline-style="none" officeooo:rsid="00f0fac5"/>
    </style:style>
    <style:style style:name="T139" style:family="text">
      <style:text-properties fo:font-family="Bukyvede" style:text-underline-style="none" officeooo:rsid="00f0fac5" style:font-family-asian="Bukyvede" style:font-family-complex="Bukyvede"/>
    </style:style>
    <style:style style:name="T140" style:family="text">
      <style:text-properties style:text-underline-style="solid" style:text-underline-width="auto" style:text-underline-color="font-color" officeooo:rsid="00f0fac5"/>
    </style:style>
    <style:style style:name="T141" style:family="text">
      <style:text-properties style:font-name="Liberation Serif" style:text-underline-style="none" officeooo:rsid="007514fe"/>
    </style:style>
    <style:style style:name="T142" style:family="text">
      <style:text-properties officeooo:rsid="00f58335"/>
    </style:style>
    <style:style style:name="T143" style:family="text">
      <style:text-properties officeooo:rsid="013c9261"/>
    </style:style>
    <style:style style:name="T144" style:family="text">
      <style:text-properties officeooo:rsid="014290e3"/>
    </style:style>
    <style:style style:name="T145" style:family="text">
      <style:text-properties style:font-name="Bukyvede" style:text-underline-style="none" officeooo:rsid="00f6f97f"/>
    </style:style>
    <style:style style:name="T146" style:family="text">
      <style:text-properties style:font-name="Liberation Serif" style:text-underline-style="none" officeooo:rsid="008f9164"/>
    </style:style>
    <style:style style:name="T147" style:family="text">
      <style:text-properties style:font-name="Liberation Serif" style:text-underline-style="none" officeooo:rsid="0092d84e"/>
    </style:style>
    <style:style style:name="T148" style:family="text">
      <style:text-properties style:font-name="Liberation Serif" style:text-underline-style="none" officeooo:rsid="00f6f97f"/>
    </style:style>
    <style:style style:name="T149" style:family="text">
      <style:text-properties fo:font-family="Bukyvede" style:text-underline-style="none" officeooo:rsid="00f6f97f"/>
    </style:style>
    <style:style style:name="T150" style:family="text">
      <style:text-properties style:font-name="Liberation Serif" style:text-underline-style="none" officeooo:rsid="00aea5ef"/>
    </style:style>
    <style:style style:name="T151" style:family="text">
      <style:text-properties style:text-position="super 58%" style:font-name="Liberation Serif" style:text-underline-style="none" officeooo:rsid="0092d84e"/>
    </style:style>
    <style:style style:name="T152" style:family="text">
      <style:text-properties style:text-position="0% 100%" style:font-name="Liberation Serif" style:text-underline-style="none" officeooo:rsid="0092d84e"/>
    </style:style>
    <style:style style:name="T153" style:family="text">
      <style:text-properties style:text-position="0% 100%" style:font-name="Liberation Serif" style:text-underline-style="none" officeooo:rsid="00c67591"/>
    </style:style>
    <style:style style:name="T154" style:family="text">
      <style:text-properties style:text-position="0% 100%" style:font-name="Liberation Serif" style:text-underline-style="none" officeooo:rsid="00f6f97f"/>
    </style:style>
    <style:style style:name="T155" style:family="text">
      <style:text-properties style:text-position="0% 100%" style:font-name="Bukyvede" style:text-underline-style="none" officeooo:rsid="0092d84e"/>
    </style:style>
    <style:style style:name="T156" style:family="text">
      <style:text-properties style:text-position="0% 100%" style:font-name="Liberation Serif" style:text-underline-style="none" officeooo:rsid="00939f24"/>
    </style:style>
    <style:style style:name="T157" style:family="text">
      <style:text-properties style:text-underline-style="none" officeooo:rsid="00879d28"/>
    </style:style>
    <style:style style:name="T158" style:family="text">
      <style:text-properties style:text-underline-style="none" officeooo:rsid="0137435d"/>
    </style:style>
    <style:style style:name="T159" style:family="text">
      <style:text-properties style:text-underline-style="none" officeooo:rsid="008a07d8"/>
    </style:style>
    <style:style style:name="T160" style:family="text">
      <style:text-properties style:text-underline-style="none" officeooo:rsid="00884ed6"/>
    </style:style>
    <style:style style:name="T161" style:family="text">
      <style:text-properties fo:font-family="'Menaion Medieval'" style:font-pitch="variable" style:text-underline-style="none" officeooo:rsid="00884ed6"/>
    </style:style>
    <style:style style:name="T162" style:family="text">
      <style:text-properties style:text-underline-style="none" officeooo:rsid="0088f183"/>
    </style:style>
    <style:style style:name="T163" style:family="text">
      <style:text-properties fo:font-family="'Menaion Medieval'" style:font-pitch="variable" style:text-underline-style="none" officeooo:rsid="0088f183"/>
    </style:style>
    <style:style style:name="T164" style:family="text">
      <style:text-properties officeooo:rsid="008a07d8"/>
    </style:style>
    <style:style style:name="T165" style:family="text">
      <style:text-properties officeooo:rsid="008c6b89"/>
    </style:style>
    <style:style style:name="T166" style:family="text">
      <style:text-properties officeooo:rsid="01351eff"/>
    </style:style>
    <style:style style:name="T167" style:family="text">
      <style:text-properties officeooo:rsid="013954da"/>
    </style:style>
    <style:style style:name="T168" style:family="text">
      <style:text-properties style:font-name="Bookerly" fo:font-size="11pt" officeooo:rsid="013954da" style:font-size-asian="11pt" style:font-size-complex="11pt"/>
    </style:style>
    <style:style style:name="T169" style:family="text">
      <style:text-properties style:font-name="Liberation Serif" fo:font-size="12pt" officeooo:rsid="013954da" style:font-size-asian="12pt" style:font-size-complex="12pt"/>
    </style:style>
    <style:style style:name="T170" style:family="text">
      <style:text-properties style:font-name="Bookerly" fo:font-size="11pt" officeooo:rsid="00b0d7b5" style:font-size-asian="11pt" style:font-size-complex="11pt"/>
    </style:style>
    <style:style style:name="T171" style:family="text">
      <style:text-properties style:font-name="Liberation Serif" fo:font-size="12pt" officeooo:rsid="013eb5bf" style:font-size-asian="10.5pt" style:font-size-complex="12pt"/>
    </style:style>
    <style:style style:name="T172" style:family="text">
      <style:text-properties style:font-name="Liberation Serif" fo:font-size="12pt" officeooo:rsid="013fd592" style:font-size-asian="10.5pt" style:font-size-complex="12pt"/>
    </style:style>
    <style:style style:name="T173" style:family="text">
      <style:text-properties style:font-name="Bukyvede" fo:font-size="12pt" officeooo:rsid="013eb5bf" style:font-size-asian="10.5pt" style:font-size-complex="12pt"/>
    </style:style>
    <style:style style:name="T174" style:family="text">
      <style:text-properties style:font-name="Bukyvede" fo:font-size="12pt" style:text-underline-style="solid" style:text-underline-width="auto" style:text-underline-color="font-color" officeooo:rsid="013eb5bf" style:font-size-asian="10.5pt" style:font-size-complex="12pt"/>
    </style:style>
    <style:style style:name="T175" style:family="text">
      <style:text-properties style:font-name="Liberation Serif" fo:font-size="12pt" officeooo:rsid="013954da" style:font-size-asian="10.5pt" style:font-size-complex="12pt"/>
    </style:style>
    <style:style style:name="T176" style:family="text">
      <style:text-properties style:font-name="Bookerly" fo:font-size="10pt" officeooo:rsid="013954da" style:font-size-asian="10pt" style:font-size-complex="10pt"/>
    </style:style>
    <style:style style:name="T177" style:family="text">
      <style:text-properties style:font-name="Liberation Serif" fo:font-size="10pt" officeooo:rsid="013eb5bf" style:font-size-asian="10pt" style:font-size-complex="10pt"/>
    </style:style>
    <style:style style:name="T178" style:family="text">
      <style:text-properties style:font-name="Liberation Serif" fo:font-size="12pt" officeooo:rsid="013eb5bf" style:font-size-asian="12pt" style:font-size-complex="12pt"/>
    </style:style>
    <style:style style:name="T179" style:family="text">
      <style:text-properties style:font-name="Bookerly" fo:font-size="12pt" officeooo:rsid="013eb5bf" style:font-size-asian="12pt" style:font-size-complex="12pt"/>
    </style:style>
    <style:style style:name="T180" style:family="text">
      <style:text-properties style:font-name="Bukyvede" fo:font-size="12pt" officeooo:rsid="013eb5bf" style:font-size-asian="12pt" style:font-size-complex="12pt"/>
    </style:style>
    <style:style style:name="T181" style:family="text">
      <style:text-properties style:font-name="Bukyvede" fo:font-size="12pt" style:text-underline-style="solid" style:text-underline-width="auto" style:text-underline-color="font-color" officeooo:rsid="013eb5bf" style:font-size-asian="12pt" style:font-size-complex="12pt"/>
    </style:style>
    <style:style style:name="T182" style:family="text">
      <style:text-properties style:font-name="Liberation Serif" fo:font-size="12pt" style:text-underline-style="solid" style:text-underline-width="auto" style:text-underline-color="font-color" officeooo:rsid="013eb5bf" style:font-size-asian="12pt" style:font-size-complex="12pt"/>
    </style:style>
    <style:style style:name="T183" style:family="text">
      <style:text-properties style:font-name="Liberation Serif" fo:font-size="12pt" officeooo:rsid="013fd592" style:font-size-asian="12pt" style:font-size-complex="12pt"/>
    </style:style>
    <style:style style:name="T184" style:family="text">
      <style:text-properties style:font-name="Liberation Serif" fo:font-size="12pt" officeooo:rsid="015394f9" style:font-size-asian="12pt" style:font-size-complex="12pt"/>
    </style:style>
    <style:style style:name="T185" style:family="text">
      <style:text-properties style:font-name="Liberation Serif" fo:font-size="12pt" officeooo:rsid="0140d4ed" style:font-size-asian="12pt" style:font-size-complex="12pt"/>
    </style:style>
    <style:style style:name="T186" style:family="text">
      <style:text-properties officeooo:rsid="013fd592"/>
    </style:style>
    <style:style style:name="T187" style:family="text">
      <style:text-properties style:font-name="Liberation Serif" fo:font-size="12pt" fo:font-style="italic" officeooo:rsid="013fd592" style:font-size-asian="12pt" style:font-style-asian="italic" style:font-size-complex="12pt" style:font-style-complex="italic"/>
    </style:style>
    <style:style style:name="T188"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189" style:family="text">
      <style:text-properties style:font-name="Bukyvede" fo:font-size="12pt" officeooo:rsid="013fd592" style:font-size-asian="12pt" style:font-size-complex="12pt"/>
    </style:style>
    <style:style style:name="T190" style:family="text">
      <style:text-properties style:font-name="Bukyvede" fo:font-size="12pt" style:text-underline-style="solid" style:text-underline-width="auto" style:text-underline-color="font-color" officeooo:rsid="013fd592" style:font-size-asian="12pt" style:font-size-complex="12pt"/>
    </style:style>
    <style:style style:name="T191" style:family="text">
      <style:text-properties style:font-name="Liberation Serif" fo:font-size="12pt" officeooo:rsid="0141d63c" style:font-size-asian="12pt" style:font-size-complex="12pt"/>
    </style:style>
    <style:style style:name="T192" style:family="text">
      <style:text-properties style:font-name="Liberation Serif" fo:font-size="12pt" officeooo:rsid="01437cd2" style:font-size-asian="12pt" style:font-size-complex="12pt"/>
    </style:style>
    <style:style style:name="T193" style:family="text">
      <style:text-properties style:font-name="Liberation Serif" fo:font-size="12pt" fo:font-style="italic" officeooo:rsid="01437cd2" style:font-size-asian="12pt" style:font-style-asian="italic" style:font-size-complex="12pt" style:font-style-complex="italic"/>
    </style:style>
    <style:style style:name="T194" style:family="text">
      <style:text-properties style:font-name="Liberation Serif" fo:font-size="11pt" officeooo:rsid="01437cd2" style:font-size-asian="11pt" style:font-size-complex="11pt"/>
    </style:style>
    <style:style style:name="T195" style:family="text">
      <style:text-properties fo:color="#bf0041" loext:opacity="100%" style:font-name="Liberation Serif" fo:font-size="12pt" officeooo:rsid="0141d63c" style:font-size-asian="12pt" style:font-size-complex="12pt"/>
    </style:style>
    <style:style style:name="T196" style:family="text">
      <style:text-properties fo:color="#bf0041" loext:opacity="100%" style:font-name="Liberation Serif" fo:font-size="12pt" officeooo:rsid="0154144e" style:font-size-asian="12pt" style:font-size-complex="12pt"/>
    </style:style>
    <style:style style:name="T197" style:family="text">
      <style:text-properties style:font-name="Liberation Serif" officeooo:rsid="014821fb"/>
    </style:style>
    <style:style style:name="T198" style:family="text">
      <style:text-properties style:font-name="Liberation Serif" officeooo:rsid="014968aa"/>
    </style:style>
    <style:style style:name="T199" style:family="text">
      <style:text-properties style:font-name="Liberation Serif" officeooo:rsid="014c9cfc"/>
    </style:style>
    <style:style style:name="T200" style:family="text">
      <style:text-properties officeooo:rsid="014968aa"/>
    </style:style>
    <style:style style:name="T201" style:family="text">
      <style:text-properties style:font-name="Liberation Serif" officeooo:rsid="0149b70a"/>
    </style:style>
    <style:style style:name="T202" style:family="text">
      <style:text-properties style:font-name="Liberation Serif" officeooo:rsid="0149ffed"/>
    </style:style>
    <style:style style:name="T203" style:family="text">
      <style:text-properties style:font-name="Liberation Serif" officeooo:rsid="009c688a"/>
    </style:style>
    <style:style style:name="T204" style:family="text">
      <style:text-properties style:font-name="Liberation Serif"/>
    </style:style>
    <style:style style:name="T205" style:family="text">
      <style:text-properties fo:font-family="Calibri" style:font-family-generic="swiss" style:font-pitch="variable" fo:font-size="10.5pt" style:font-size-asian="10.5pt" style:font-size-complex="10.5pt"/>
    </style:style>
    <style:style style:name="T206" style:family="text">
      <style:text-properties style:font-name="Liberation Serif" officeooo:rsid="0135bc07"/>
    </style:style>
    <style:style style:name="T207" style:family="text">
      <style:text-properties style:font-name="Liberation Serif" officeooo:rsid="014571c2"/>
    </style:style>
    <style:style style:name="T208" style:family="text">
      <style:text-properties fo:color="#bf0041" loext:opacity="100%" style:font-name="Liberation Serif" officeooo:rsid="014571c2"/>
    </style:style>
    <style:style style:name="T209" style:family="text">
      <style:text-properties fo:color="#bf0041" loext:opacity="100%" style:font-name="Liberation Serif" officeooo:rsid="01464240"/>
    </style:style>
    <style:style style:name="T210" style:family="text">
      <style:text-properties style:text-underline-style="none" officeooo:rsid="0075f790"/>
    </style:style>
    <style:style style:name="T211" style:family="text">
      <style:text-properties style:text-underline-style="none"/>
    </style:style>
    <style:style style:name="T212" style:family="text">
      <style:text-properties style:text-underline-style="none" officeooo:rsid="014e8223"/>
    </style:style>
    <style:style style:name="T213" style:family="text">
      <style:text-properties style:text-underline-style="none" fo:font-weight="normal" officeooo:rsid="0052d06c" style:font-weight-asian="normal" style:font-weight-complex="normal"/>
    </style:style>
    <style:style style:name="T214" style:family="text">
      <style:text-properties style:text-underline-style="none" fo:font-weight="normal" officeooo:rsid="005f2654" style:font-weight-asian="normal" style:font-weight-complex="normal"/>
    </style:style>
    <style:style style:name="T215" style:family="text">
      <style:text-properties style:text-underline-style="none" fo:font-weight="normal" officeooo:rsid="011eef0d" style:font-weight-asian="normal" style:font-weight-complex="normal"/>
    </style:style>
    <style:style style:name="T216" style:family="text">
      <style:text-properties style:text-underline-style="none" fo:font-weight="normal" officeooo:rsid="005328dd" style:font-weight-asian="normal" style:font-weight-complex="normal"/>
    </style:style>
    <style:style style:name="T217" style:family="text">
      <style:text-properties fo:font-family="'Liberation Serif'" style:font-family-generic="roman" style:text-underline-style="none" fo:font-weight="normal" officeooo:rsid="005f2654" style:font-weight-asian="normal" style:font-weight-complex="normal"/>
    </style:style>
    <style:style style:name="T218" style:family="text">
      <style:text-properties style:text-underline-style="none" fo:font-weight="normal" officeooo:rsid="014ec294" style:font-weight-asian="normal" style:font-weight-complex="normal"/>
    </style:style>
    <style:style style:name="T219"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220"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221"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222"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223"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224"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225"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226"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227"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228"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229"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230"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231"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232"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233"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234"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235"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236"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237"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238"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239"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240"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241"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242"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243"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244" style:family="text">
      <style:text-properties style:text-underline-style="none" fo:font-weight="normal" officeooo:rsid="005bdfb9" style:font-weight-asian="normal" style:font-weight-complex="normal"/>
    </style:style>
    <style:style style:name="T245" style:family="text">
      <style:text-properties fo:color="#ff4000" loext:opacity="100%" fo:font-weight="normal" officeooo:rsid="006fbec8" style:font-weight-asian="normal" style:font-weight-complex="normal"/>
    </style:style>
    <style:style style:name="T246" style:family="text">
      <style:text-properties fo:color="#ff4000" loext:opacity="100%" fo:font-weight="normal" officeooo:rsid="00740f8f" style:font-weight-asian="normal" style:font-weight-complex="normal"/>
    </style:style>
    <style:style style:name="T247" style:family="text">
      <style:text-properties fo:color="#ff4000" loext:opacity="100%" fo:font-weight="normal" officeooo:rsid="00707f76" style:font-weight-asian="normal" style:font-weight-complex="normal"/>
    </style:style>
    <style:style style:name="T248" style:family="text">
      <style:text-properties fo:color="#ff4000" loext:opacity="100%" style:font-name="Bukyvede" fo:font-weight="normal" officeooo:rsid="006fbec8" style:font-weight-asian="normal" style:font-weight-complex="normal"/>
    </style:style>
    <style:style style:name="T249" style:family="text">
      <style:text-properties fo:color="#ff4000" loext:opacity="100%" style:font-name="Liberation Serif" fo:font-weight="normal" officeooo:rsid="00722373" style:font-weight-asian="normal" style:font-weight-complex="normal"/>
    </style:style>
    <style:style style:name="T250" style:family="text">
      <style:text-properties fo:color="#ff4000" loext:opacity="100%" style:font-name="Liberation Serif" fo:font-weight="normal" officeooo:rsid="00740f8f" style:font-weight-asian="normal" style:font-weight-complex="normal"/>
    </style:style>
    <style:style style:name="T251" style:family="text">
      <style:text-properties fo:color="#ff4000" loext:opacity="100%" fo:font-weight="normal" officeooo:rsid="0071da0f" style:font-weight-asian="normal" style:font-weight-complex="normal"/>
    </style:style>
    <style:style style:name="T252" style:family="text">
      <style:text-properties fo:color="#ff4000" loext:opacity="100%" style:font-name="Bukyvede" fo:font-weight="normal" officeooo:rsid="0071da0f" style:font-weight-asian="normal" style:font-weight-complex="normal"/>
    </style:style>
    <style:style style:name="T253" style:family="text">
      <style:text-properties fo:color="#ff4000" loext:opacity="100%" fo:font-weight="normal" officeooo:rsid="00722373" style:font-weight-asian="normal" style:font-weight-complex="normal"/>
    </style:style>
    <style:style style:name="T254" style:family="text">
      <style:text-properties fo:color="#ff4000" loext:opacity="100%" fo:font-weight="normal" officeooo:rsid="00ab5804" style:font-weight-asian="normal" style:font-weight-complex="normal"/>
    </style:style>
    <style:style style:name="T255" style:family="text">
      <style:text-properties fo:color="#ff4000" loext:opacity="100%" fo:font-weight="normal" officeooo:rsid="00ac34a7" style:font-weight-asian="normal" style:font-weight-complex="normal"/>
    </style:style>
    <style:style style:name="T256" style:family="text">
      <style:text-properties fo:color="#ff4000" loext:opacity="100%" style:font-name="Bukyvede" fo:font-weight="normal" officeooo:rsid="00ac34a7" style:font-weight-asian="normal" style:font-weight-complex="normal"/>
    </style:style>
    <style:style style:name="T257" style:family="text">
      <style:text-properties style:font-name="Liberation Serif" officeooo:rsid="009f616e"/>
    </style:style>
    <style:style style:name="T258" style:family="text">
      <style:text-properties style:font-name="Liberation Serif" officeooo:rsid="00a0a933"/>
    </style:style>
    <style:style style:name="T259" style:family="text">
      <style:text-properties style:font-name="Bukyvede" officeooo:rsid="00a0a933"/>
    </style:style>
    <style:style style:name="T260" style:family="text">
      <style:text-properties fo:font-family="Bukyvede" officeooo:rsid="00a0a933"/>
    </style:style>
    <style:style style:name="T261" style:family="text">
      <style:text-properties style:font-name="Liberation Serif" officeooo:rsid="00a15e37"/>
    </style:style>
    <style:style style:name="T262" style:family="text">
      <style:text-properties officeooo:rsid="005e0b04"/>
    </style:style>
    <style:style style:name="T263" style:family="text">
      <style:text-properties officeooo:rsid="00565221"/>
    </style:style>
    <style:style style:name="T264"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only </text:span><text:span text:style-name="T68">made possible only by </text:span><text:span text:style-name="T69">intervening </text:span><text:span text:style-name="T68">phonological changes</text:span><text:span text:style-name="T70">.</text:span><text:span text:style-name="T71"> </text:span></text:p>
      <text:p text:style-name="P15"><text:span text:style-name="T72">My contention is that before about 1100 not enough of these structural changes are in evidence in any Slavic text, and thus they can be relatively straightforwardly indexed using a well-chosen LCS system. </text:span>Before giving example<text:span text:style-name="T72">s</text:span> of structural change<text:span text:style-name="T73">s</text:span><text:span text:style-name="T72"> that are problematic for such an indexing-system</text:span>, it's necessary to <text:span text:style-name="T72">first </text:span>lay out my LCS system in full<text:span text:style-name="T72">:</text:span></text:p>
      <text:p text:style-name="P16"/>
      <text:p text:style-name="P17">1.1 Late Common Slavonic as a "phonological index"</text:p>
      <text:p text:style-name="P13"><text:span text:style-name="T74">In order to account for as much of the subsequently attested Slavic as possible, </text:span><text:span text:style-name="T75">a </text:span><text:span text:style-name="T74">point </text:span><text:span text:style-name="T76">after the monophthongisation of diphthongs, but</text:span><text:span text:style-name="T74"> before the Second and Third Velar Palatalisations (PV2 and PV3) </text:span><text:span text:style-name="T76">is chosen as the point of departure</text:span><text:span text:style-name="T77">, because of the</text:span><text:span text:style-name="T78"> difference between the </text:span><text:span text:style-name="T79">West Slavic </text:span><text:span text:style-name="T78">/š/ </text:span><text:span text:style-name="T79">and South/East /ś/ reflex of these two palatalisations of *x</text:span><text:span text:style-name="T80"> (Cz. loc. pl. </text:span><text:span text:style-name="T81">du</text:span><text:span text:style-name="T82">š</text:span><text:span text:style-name="T81">ích</text:span><text:span text:style-name="T83"> vs Supr</text:span><text:span text:style-name="T84">asliensis</text:span><text:span text:style-name="T83">. </text:span><text:span text:style-name="T85">доу</text:span><text:span text:style-name="T86">с</text:span><text:span text:style-name="T85">ѣхъ </text:span><text:span text:style-name="T87">&lt;*duxěxъ</text:span><text:span text:style-name="T88">; Polish</text:span><text:span text:style-name="T89"> w</text:span><text:span text:style-name="T90">sz</text:span><text:span text:style-name="T89">ak</text:span><text:span text:style-name="T88"> vs</text:span><text:span text:style-name="T91"> </text:span><text:span text:style-name="T92">Supr</text:span><text:span text:style-name="T93">.</text:span><text:span text:style-name="T92"> </text:span><text:span text:style-name="T94">вь҆</text:span><text:span text:style-name="T95">с</text:span><text:span text:style-name="T94">акъ</text:span><text:span text:style-name="T96"> , Ru. </text:span><text:span text:style-name="T97">в</text:span><text:span text:style-name="T98">с</text:span><text:span text:style-name="T97">я</text:span><text:span text:style-name="T89">к[ий]</text:span><text:span text:style-name="T96"> &lt;*vьx</text:span><text:span text:style-name="T99">‑</text:span><text:span text:style-name="T96">a</text:span><text:span text:style-name="T100">kъ</text:span><text:span text:style-name="T101">)</text:span><text:span text:style-name="T83">,</text:span><text:span text:style-name="T79"> as well as the probable complete absence of </text:span><text:span text:style-name="T75">PV2</text:span><text:span text:style-name="T75"><text:note text:id="ftn0" text:note-class="footnote"><text:note-citation>2</text:note-citation><text:note-body><text:p text:style-name="P18">The evidence regarding the possible absence of PV3 from Novgorodian is far less convincing: the Birchbark letters abound with examples of the PV3 reflex of *k (e.g. letter №439 from around 1200 has <text:span text:style-name="T102">свинеце</text:span> &lt;*svinьkь and <text:span text:style-name="T102">полотенеца</text:span> &lt;*poltьnьka), and those of *g are not unknown: Zaliznjak (2004: 47) admits that palatalised forms of the Germanic loan <text:span text:style-name="T102">кънѧ</text:span><text:span text:style-name="T103">з</text:span>‑ &lt;*kъnęg‑ are the rule, but considers this to be a "supradialectal" word originating outside of the Novgorodian dialect-area; Galinskaja (2014: 10) is less convinced and adduces the form <text:span text:style-name="T102">оусьрѧзи</text:span> 'earrings' from letter №429 as a word of "вполне бытового характера" which <text:span text:style-name="T104">thus supposedly </text:span>shows <text:span text:style-name="T105">a native</text:span> Novgorodian <text:span text:style-name="T105">reflex of </text:span>PV3 of *g. <text:span text:style-name="T106">(This is commonly assumed to be a Turkic loan, cognate with e.g. Kazakh </text:span><text:span text:style-name="T107">сырға</text:span><text:span text:style-name="T106">, but the fact that it appears in Slavic with front-vowels (Ru. </text:span><text:span text:style-name="T107">серьга</text:span><text:span text:style-name="T106">),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8"> (</text:span><text:span text:style-name="T106">e.g. Ru. </text:span><text:span text:style-name="T107">камыш</text:span><text:span text:style-name="T106"> &lt; *qamış (&gt; Kaz. </text:span><text:span text:style-name="T107">қамыс</text:span><text:span text:style-name="T106">).)</text:span></text:p><text:p text:style-name="P19">More importantly, as Galinska<text:span text:style-name="T109">j</text:span>a (op. cit.) points out, in all of the well-known Novgorodian forms of the pronoun *vьxъ 'all' which supposedly show a lack of PV3 by retaining both /x/ and back/hard desinences (e.g. fem. gen. sg. <text:span text:style-name="T102">въхоѣ</text:span> &lt;*vьxoj<text:span text:style-name="T110">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9"> in </text:span><text:span text:style-name="T111">northern</text:span><text:span text:style-name="T79"> East Slavic (Old Novgorodian</text:span><text:span text:style-name="T75">, see Zaliznjak 2004: 42-45</text:span><text:span text:style-name="T93"> for the evidence</text:span><text:span text:style-name="T112">)</text:span><text:span text:style-name="T113">.</text:span><text:span text:style-name="T114"> </text:span><text:span text:style-name="T113"><text:line-break/>To be explicit, the native phonemes in my LCS system are given in the tables below:</text:span></text:p>
      <text:p text:style-name="P20"/>
      <text:p text:style-name="P20"/>
      <text:p text:style-name="P20"/>
      <text:p text:style-name="P20"/>
      <text:p text:style-name="P21"/>
      <text:p text:style-name="P21"><draw:frame draw:style-name="fr1" draw:name="Frame3" text:anchor-type="paragraph" svg:x="0.22cm" svg:y="0.118cm" svg:width="7.329cm" draw:z-index="1"><draw:text-box fo:min-height="7.228cm"><text:p text:style-name="P22"><draw:frame draw:style-name="fr2" draw:name="Frame1" text:anchor-type="paragraph" svg:x="7.601cm" svg:y="-0.002cm" svg:width="7.624cm" draw:z-index="0"><draw:text-box fo:min-height="7.468cm"><text:p text:style-name="P23">Table <text:sequence text:ref-name="refTable0" text:name="Table" text:formula="ooow:Table+1" style:num-format="1">1</text:sequence>: LCS consonants<text:span text:style-name="T115">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4">Labial</text:p></table:table-cell><table:table-cell table:style-name="Table1.A1" office:value-type="string"><text:p text:style-name="P24">Dental</text:p></table:table-cell><table:table-cell table:style-name="Table1.A1" office:value-type="string"><text:p text:style-name="P24">Palatal</text:p></table:table-cell><table:table-cell table:style-name="Table1.D1" office:value-type="string"><text:p text:style-name="P24">Velar</text:p></table:table-cell></table:table-row><table:table-row><table:table-cell table:style-name="Table1.A2" office:value-type="string"><text:p text:style-name="P25">m</text:p></table:table-cell><table:table-cell table:style-name="Table1.A2" office:value-type="string"><text:p text:style-name="P25">n</text:p></table:table-cell><table:table-cell table:style-name="Table1.A2" office:value-type="string"><text:p text:style-name="P25">ń</text:p></table:table-cell><table:table-cell table:style-name="Table1.D2" office:value-type="string"><text:p text:style-name="P26"/></table:table-cell></table:table-row><table:table-row table:style-name="Table1.3"><table:table-cell table:style-name="Table1.A2" office:value-type="string"><text:p text:style-name="P25">b <text:s text:c="10"/>p</text:p></table:table-cell><table:table-cell table:style-name="Table1.A2" office:value-type="string"><text:p text:style-name="P25">t <text:s text:c="8"/>d</text:p></table:table-cell><table:table-cell table:style-name="Table1.A2" office:value-type="string"><text:p text:style-name="P25">ћ <text:s text:c="7"/>ђ</text:p></table:table-cell><table:table-cell table:style-name="Table1.D2" office:value-type="string"><text:p text:style-name="P25">k <text:s text:c="6"/>g</text:p></table:table-cell></table:table-row><table:table-row><table:table-cell table:style-name="Table1.A2" office:value-type="string"><text:p text:style-name="P26"/></table:table-cell><table:table-cell table:style-name="Table1.A2" office:value-type="string"><text:p text:style-name="P25">s <text:s text:c="8"/>z</text:p></table:table-cell><table:table-cell table:style-name="Table1.A2" office:value-type="string"><text:p text:style-name="P25">š <text:s text:c="7"/>ž</text:p></table:table-cell><table:table-cell table:style-name="Table1.D2" office:value-type="string"><text:p text:style-name="P25">x</text:p></table:table-cell></table:table-row><table:table-row><table:table-cell table:style-name="Table1.A2" office:value-type="string"><text:p text:style-name="P26"/></table:table-cell><table:table-cell table:style-name="Table1.A2" office:value-type="string"><text:p text:style-name="P26"/></table:table-cell><table:table-cell table:style-name="Table1.A2" office:value-type="string"><text:p text:style-name="P25">č</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l</text:p></table:table-cell><table:table-cell table:style-name="Table1.A2" office:value-type="string"><text:p text:style-name="P25">ĺ</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r</text:p></table:table-cell><table:table-cell table:style-name="Table1.A2" office:value-type="string"><text:p text:style-name="P25">ŕ</text:p></table:table-cell><table:table-cell table:style-name="Table1.D2" office:value-type="string"><text:p text:style-name="P26"/></table:table-cell></table:table-row><table:table-row><table:table-cell table:style-name="Table1.A2" office:value-type="string"><text:p text:style-name="P25">v</text:p></table:table-cell><table:table-cell table:style-name="Table1.A2" office:value-type="string"><text:p text:style-name="P26"/></table:table-cell><table:table-cell table:style-name="Table1.A2" office:value-type="string"><text:p text:style-name="P25">j</text:p></table:table-cell><table:table-cell table:style-name="Table1.D2" office:value-type="string"><text:p text:style-name="P26"/></table:table-cell></table:table-row></table:table><text:p text:style-name="P27"/></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8"/></table:table-cell><table:table-cell table:style-name="Figure1.B1" table:number-columns-spanned="3" office:value-type="string"><text:p text:style-name="P29">Front <text:s text:c="27"/>Back</text:p></table:table-cell><table:covered-table-cell/><table:covered-table-cell/></table:table-row><table:table-row table:style-name="Figure1.2"><table:table-cell table:style-name="Figure1.A2" table:number-rows-spanned="2" office:value-type="string"><text:p text:style-name="P30"/><text:p text:style-name="P30">High</text:p></table:table-cell><table:table-cell table:style-name="Figure1.A2" office:value-type="string"><text:p text:style-name="P31">i</text:p></table:table-cell><table:table-cell table:style-name="Figure1.A2" office:value-type="string"><text:p text:style-name="P32"/></table:table-cell><table:table-cell table:style-name="Figure1.D2" office:value-type="string"><text:p text:style-name="P33">y <text:s text:c="10"/>u</text:p></table:table-cell></table:table-row><table:table-row table:style-name="Figure1.3"><table:covered-table-cell table:style-name="Figure1.A2"/><table:table-cell table:style-name="Figure1.A2" office:value-type="string"><text:p text:style-name="P34">ŕ̥ ь ĺ̥</text:p></table:table-cell><table:table-cell table:style-name="Figure1.A2" office:value-type="string"><text:p text:style-name="P35">y̨</text:p></table:table-cell><table:table-cell table:style-name="Figure1.D2" office:value-type="string"><text:p text:style-name="P36">r̥ ъ l̥</text:p></table:table-cell></table:table-row><table:table-row table:style-name="Figure1.4"><table:table-cell table:style-name="Figure1.A2" table:number-rows-spanned="2" office:value-type="string"><text:p text:style-name="P30"/><text:p text:style-name="P30">Mid</text:p></table:table-cell><table:table-cell table:style-name="Figure1.A2" office:value-type="string"><text:p text:style-name="P33">e<text:span text:style-name="T116"> <text:s text:c="7"/>ę</text:span></text:p></table:table-cell><table:table-cell table:style-name="Figure1.A2" office:value-type="string"><text:p text:style-name="P32"/></table:table-cell><table:table-cell table:style-name="Figure1.D2" office:value-type="string"><text:p text:style-name="P37"><text:span text:style-name="T116">ǫ</text:span><text:span text:style-name="T117"> <text:s text:c="9"/></text:span>o</text:p></table:table-cell></table:table-row><table:table-row table:style-name="Figure1.5"><table:covered-table-cell table:style-name="Figure1.A2"/><table:table-cell table:style-name="Figure1.A2" office:value-type="string"><text:p text:style-name="P38">ě <text:s text:c="7"/>ę̌</text:p></table:table-cell><table:table-cell table:style-name="Figure1.A2" office:value-type="string"><text:p text:style-name="P32"/></table:table-cell><table:table-cell table:style-name="Figure1.D2" office:value-type="string"><text:p text:style-name="P38"/></table:table-cell></table:table-row><table:table-row table:style-name="Figure1.6"><table:table-cell table:style-name="Figure1.A2" table:number-rows-spanned="2" office:value-type="string"><text:p text:style-name="P29"/><text:p text:style-name="P30">Low</text:p></table:table-cell><table:table-cell table:style-name="Figure1.A2" office:value-type="string"><text:p text:style-name="P34">Ǣ</text:p></table:table-cell><table:table-cell table:style-name="Figure1.A2" office:value-type="string"><text:p text:style-name="P32"/></table:table-cell><table:table-cell table:style-name="Figure1.D2" office:value-type="string"><text:p text:style-name="P32"/></table:table-cell></table:table-row><table:table-row table:style-name="Figure1.7"><table:covered-table-cell table:style-name="Figure1.A2"/><table:table-cell table:style-name="Figure1.A2" office:value-type="string"><text:p text:style-name="P32"/></table:table-cell><table:table-cell table:style-name="Figure1.A2" office:value-type="string"><text:p text:style-name="P38">a</text:p></table:table-cell><table:table-cell table:style-name="Figure1.D2" office:value-type="string"><text:p text:style-name="P32"/></table:table-cell></table:table-row></table:table><text:p text:style-name="P39"/></draw:text-box></draw:frame><text:soft-page-break/></text:p>
      <text:p text:style-name="P21"/>
      <text:p text:style-name="P21"/>
      <text:p text:style-name="P21"/>
      <text:p text:style-name="P21"/>
      <text:p text:style-name="P40"/>
      <text:p text:style-name="P41"/>
      <text:p text:style-name="P42"/>
      <text:p text:style-name="P43"/>
      <text:p text:style-name="P43"/>
      <text:p text:style-name="P43"/>
      <text:p text:style-name="P43"/>
      <text:p text:style-name="P43"/>
      <text:p text:style-name="P43"/>
      <text:p text:style-name="P43"/>
      <text:p text:style-name="P43"/>
      <text:p text:style-name="P43"/>
      <text:p text:style-name="P44"><text:span text:style-name="T118">In addition</text:span><text:span text:style-name="T119">,</text:span><text:span text:style-name="T118"> the following symbols are used to represent phonemes of wholly foreign origin in order to represent badly-integrated foreign borrowings, whose level of integration into the native system </text:span><text:span text:style-name="T120">we deliberately do not take a position on</text:span><text:span text:style-name="T118">: /ḱ ǵ x́ f ü/</text:span><text:span text:style-name="T121">, e.g. in respectively </text:span><text:span text:style-name="T122">к҄итъ</text:span><text:span text:style-name="T123"> </text:span><text:span text:style-name="T124">&lt;*</text:span><text:span text:style-name="T125">ḱ</text:span><text:span text:style-name="T126">itъ</text:span><text:span text:style-name="T127">,</text:span><text:span text:style-name="T128"> </text:span><text:span text:style-name="T122">ꙇꙉемонъ</text:span><text:span text:style-name="T123"> </text:span><text:span text:style-name="T126">&lt;*iǵemonъ</text:span><text:span text:style-name="T127">,</text:span><text:span text:style-name="T123"> </text:span><text:span text:style-name="T122">хитонъ</text:span><text:span text:style-name="T123"> </text:span><text:span text:style-name="T126">&lt;*x́itonъ</text:span><text:span text:style-name="T127">,</text:span><text:span text:style-name="T129"> </text:span><text:span text:style-name="T130">иосифъ</text:span><text:span text:style-name="T131"> </text:span><text:span text:style-name="T126">&lt;*ijosifъ</text:span><text:span text:style-name="T126"><text:note text:id="ftn3" text:note-class="footnote"><text:note-citation>3</text:note-citation><text:note-body><text:p text:style-name="P45">Of course the sequence /jo/ violates LCS phonotactics as well.</text:p></text:note-body></text:note></text:span><text:span text:style-name="T127">,</text:span><text:span text:style-name="T131"> </text:span><text:span text:style-name="T124">and</text:span><text:span text:style-name="T131"> мѵро </text:span><text:span text:style-name="T126">&lt;*müro</text:span><text:span text:style-name="T132">. </text:span><text:span text:style-name="T118"><text:s/>Almost none of the words containing these symbols would actually have existed in the language during Common Slavonic times, but they need to be included in the indexing-system because they often contain native Slavic elements (</text:span><text:span text:style-name="T121">f.ex.</text:span><text:span text:style-name="T118"> inflectional endings). Normally they represent specific sounds in the source-language (usually Greek), </text:span><text:span text:style-name="T120">so </text:span><text:span text:style-name="T133">including them is </text:span><text:span text:style-name="T118">useful </text:span><text:span text:style-name="T133">for investigating the </text:span><text:span text:style-name="T118">process of </text:span><text:span text:style-name="T133">these sounds'</text:span><text:span text:style-name="T118"> integration into the native systems. </text:span><text:span text:style-name="T121">For instance,</text:span><text:span text:style-name="T118"> the variation between adapting Greek /ü/ to native /i/ or /u/</text:span><text:span text:style-name="T121"> can be seen in variations in the OCS </text:span><text:span text:style-name="T133">spellings of the </text:span><text:span text:style-name="T121">word for 'Egypt': </text:span><text:span text:style-name="T134">ⰵ</text:span><text:span text:style-name="T135">ⰼⱓ</text:span><text:span text:style-name="T134">ⱂⱅⰰ</text:span><text:span text:style-name="T118"> vs </text:span><text:span text:style-name="T134">ⰵ</text:span><text:span text:style-name="T135">ⰳⰹ</text:span><text:span text:style-name="T134">ⱂⱅⰰ</text:span><text:span text:style-name="T118"> vs </text:span><text:span text:style-name="T134">ⰵ</text:span><text:span text:style-name="T135">ⰳⱛ</text:span><text:span text:style-name="T134">ⱂⱅⱏ</text:span><text:span text:style-name="T118"> vs </text:span><text:span text:style-name="T136">е</text:span><text:span text:style-name="T137">гоу</text:span><text:span text:style-name="T136">птъ</text:span><text:span text:style-name="T118"> vs</text:span><text:span text:style-name="T138"> ⰵ</text:span><text:span text:style-name="T139">̅</text:span><text:span text:style-name="T140">ⰼⱛ</text:span><text:span text:style-name="T138">ⱂⱅ</text:span><text:span text:style-name="T139">̅</text:span><text:span text:style-name="T138">ⰰ</text:span><text:span text:style-name="T141"><text:note text:id="ftn4" text:note-class="footnote"><text:note-citation>4</text:note-citation><text:note-body><text:p text:style-name="P46">Forms are given as they appear in the manuscripts; <text:span text:style-name="T142">modern fonts mean that the misleading and unhelpful practice of transcribing Glagolitic into Cyrillic </text:span><text:span text:style-name="T143">is no longer justifi</text:span><text:span text:style-name="T144">ed</text:span><text:span text:style-name="T143"> in any context</text:span>.</text:p></text:note-body></text:note></text:span><text:span text:style-name="T121">, etc.</text:span><text:span text:style-name="T133">. One might also ask whether a separate &lt;</text:span><text:span text:style-name="T145">ⰼ</text:span><text:span text:style-name="T146">&gt;</text:span><text:span text:style-name="T147"> letter for /</text:span><text:span text:style-name="T141">ǵ</text:span><text:span text:style-name="T147">/ (and the writing of &lt;</text:span><text:span text:style-name="T148">ⰽ</text:span><text:span text:style-name="T149">҄</text:span><text:span text:style-name="T147"> &gt; with the palatalisation-diacritic) could be linked to the inadmissibility</text:span><text:span text:style-name="T150"> </text:span><text:span text:style-name="T147">in the native systems of soft [k</text:span><text:span text:style-name="T151">j</text:span><text:span text:style-name="T147">, g</text:span><text:span text:style-name="T151">j</text:span><text:span text:style-name="T152">] sounds, and </text:span><text:span text:style-name="T153">whether </text:span><text:span text:style-name="T152">their replacement with regular </text:span><text:span text:style-name="T154">&lt;ⰳ,ⰽ&gt; or </text:span><text:span text:style-name="T152">&lt;</text:span><text:span text:style-name="T155">г</text:span><text:span text:style-name="T152">, </text:span><text:span text:style-name="T155">к</text:span><text:span text:style-name="T152">&gt;</text:span><text:span text:style-name="T156"> </text:span><text:span text:style-name="T153">was </text:span><text:span text:style-name="T156">more likely in systems with some level of native </text:span><text:span text:style-name="T152">[k</text:span><text:span text:style-name="T151">j</text:span><text:span text:style-name="T152">, g</text:span><text:span text:style-name="T151">j</text:span><text:span text:style-name="T152">]</text:span><text:span text:style-name="T156"> (for instance, in Rus' after the so-called Fourth Velar Palatalisation, or in Novgorod due to the retention of native velars before front-vowels because of the non-action of PV2, etc.); such questions are far easier to investigate if all relevant forms can be reliably retrieved by giving them even a consciously artificial LCS representation. </text:span></text:p>
      <text:p text:style-name="P47"/>
      <text:p text:style-name="P48"><text:span text:style-name="T157">I have </text:span><text:span text:style-name="T158">deliberately not </text:span><text:span text:style-name="T157">include</text:span><text:span text:style-name="T158">d</text:span><text:span text:style-name="T157"> accentual information in my reconstruction of vowels, even though such information is in fact required to explain</text:span><text:span text:style-name="T159"> certain differing manuscript-reflexes,</text:span><text:span text:style-name="T160"> e.g. Russkaja Pravda fem. acc. sg. </text:span><text:span text:style-name="T161">робу</text:span><text:span text:style-name="T160"> &lt; *</text:span><text:span text:style-name="T162">orb-ǫ vs Uspenskij Sbornik nt. acc. sg. </text:span><text:span text:style-name="T163">рало</text:span><text:span text:style-name="T162"> &lt; *ordl-o, </text:span><text:span text:style-name="T158">because f</text:span><text:span text:style-name="T164">or too large a proportion of the vocabulary this information is not securely or uncontroversially reconstructed enough </text:span><text:span text:style-name="T165">to justify</text:span><text:span text:style-name="T164"> its inclusion, and anyway the (often post-LCS) derivational processes which</text:span><text:span text:style-name="T165"> are responsible for most of the actual words in </text:span><text:span text:style-name="T73">the attested texts (and the inevitable </text:span><text:span text:style-name="T166">accentual </text:span><text:span text:style-name="T73">levelling processes likely to have occurred in the course of these derivations)</text:span><text:span text:style-name="T165"> complicate things even further</text:span><text:span text:style-name="T166">.</text:span></text:p>
      <text:p text:style-name="P48"/>
      <text:p text:style-name="P49"><text:span text:style-name="T167">The two extra nasal-vowels /</text:span><text:span text:style-name="T168">y̨</text:span><text:span text:style-name="T169">/ and /</text:span><text:span text:style-name="T170">ę̌</text:span><text:span text:style-name="T169">/ are required to account for the split between North (East and West) and South Slavic forms of certain inflectional-endings: *</text:span><text:span text:style-name="T168">y̨</text:span><text:span text:style-name="T171"> for the nom. sg. masc./nt. pres. act. participle of certain verb-classes whose present-stem ends on a hard-consonant, </text:span><text:span text:style-name="T172">which in South Slavic remains high and backed, </text:span><text:span text:style-name="T171">e.g. Supr. </text:span><text:span text:style-name="T173">ꙁов</text:span><text:span text:style-name="T174">ꙑ</text:span><text:span text:style-name="T175"> </text:span><text:span text:style-name="T171">&lt;*zov</text:span><text:span text:style-name="T176">y̨</text:span><text:span text:style-name="T177">, </text:span><text:span text:style-name="T178">Psalterium Sinaiticum</text:span><text:span text:style-name="T179"> <text:s/></text:span><text:span text:style-name="T180">ⱄⱅⱃⱑⰳ</text:span><text:span text:style-name="T181">ⱘ</text:span><text:span text:style-name="T180">ⰺ </text:span><text:soft-page-break/><text:span text:style-name="T178">&lt;*sterg</text:span><text:span text:style-name="T176">y̨</text:span><text:span text:style-name="T178">‑jь, Codex Marianus ⱑⰴ</text:span><text:span text:style-name="T182">ⱕ</text:span><text:span text:style-name="T183">ⰻ </text:span><text:span text:style-name="T178">&lt;*</text:span><text:span text:style-name="T183">jǢd</text:span><text:span text:style-name="T176">y̨</text:span><text:span text:style-name="T178">‑jь</text:span><text:span text:style-name="T183"> (as is clear from these forms, early OCS retained the nasal character of this vowel and may even have developed the special "hooked" nasal letter &lt;ⱕ&gt; for it), but in North Slavic </text:span><text:span text:style-name="T184">lowered to</text:span><text:span text:style-name="T183"> /a/</text:span><text:span text:style-name="T185">: </text:span><text:span text:style-name="T183">Old Polish (</text:span>Kazania Świ<text:span text:style-name="T186">ę</text:span>tokrzyskie<text:span text:style-name="T183">) </text:span><text:span text:style-name="T187">rec</text:span><text:span text:style-name="T188">a</text:span><text:span text:style-name="T183"> /r'eka/, Ru.Ch.Sl. (Vita Methodii) </text:span><text:span text:style-name="T189">вьсемог</text:span><text:span text:style-name="T190">а</text:span><text:span text:style-name="T189">и</text:span><text:span text:style-name="T183"> &lt;*vьxemog</text:span><text:span text:style-name="T176">y̨</text:span><text:span text:style-name="T178">‑jь</text:span><text:span text:style-name="T185">. </text:span><text:span text:style-name="T169">/</text:span><text:span text:style-name="T170">ę̌</text:span><text:span text:style-name="T169">/</text:span><text:span text:style-name="T191"> is responsible for the NSl. /ě/ vs SSl. /ę/ shapes of jo-stem masc. acc. pl. and the ja-stem nom./acc. pl. and gen. sg. endings</text:span><text:span text:style-name="T192">, which are reflected in respectively the post- and pre-revolutionary spellings of the Russian nom./acc. pl. long-adjective endings -</text:span><text:span text:style-name="T193">ые</text:span><text:span text:style-name="T192"> &lt; *yj</text:span><text:span text:style-name="T191">ě</text:span><text:span text:style-name="T192"> &lt; *yj</text:span><text:span text:style-name="T170">ę̌</text:span><text:span text:style-name="T191"> </text:span><text:span text:style-name="T192"><text:s/>vs -</text:span><text:span text:style-name="T193">ыя</text:span><text:span text:style-name="T192"> &lt; *yja &lt; *yj</text:span><text:span text:style-name="T191">ę</text:span><text:span text:style-name="T192"> &lt; *yj</text:span><text:span text:style-name="T170">ę̌</text:span><text:span text:style-name="T194">.</text:span><text:span text:style-name="T195"> </text:span><text:span text:style-name="T196">(I know that Russian adjectives are a bad example but it's also very space-efficient) </text:span><text:span text:style-name="T191">(</text:span><text:span text:style-name="T192">See </text:span><text:span text:style-name="T191">Kortlandt 1979). </text:span></text:p>
      <text:p text:style-name="P50"/>
      <text:p text:style-name="P51"><text:span text:style-name="T197">The need for the</text:span><text:span text:style-name="T198"> retention of the</text:span><text:span text:style-name="T197"> /Ǣ/ archiphoneme</text:span><text:span text:style-name="T198"> up to this point</text:span><text:span text:style-name="T199"> of LCS</text:span><text:span text:style-name="T198">, which represent</text:span><text:span text:style-name="T199">s</text:span><text:span text:style-name="T198"> merged Early Common Slavonic *ē *ā</text:span><text:span text:style-name="T197"> </text:span><text:span text:style-name="T198">in the position after palatal consonants, </text:span><text:span text:style-name="T197">is explored in detail in Winslow (2022)</text:span><text:span text:style-name="T198">, but t</text:span><text:span text:style-name="T199">he same</text:span><text:span text:style-name="T198"> archiphoneme (</text:span><text:span text:style-name="T199">along with</text:span><text:span text:style-name="T198"> its short counterpart /</text:span>Æ<text:span text:style-name="T200">/)</text:span><text:span text:style-name="T201"> was explicitly posited by Kortlandt</text:span><text:span text:style-name="T199"> as far back as 1979 (p.266)</text:span><text:span text:style-name="T202"> as part of his ECS system</text:span><text:span text:style-name="T201">. </text:span></text:p>
      <text:p text:style-name="P52"/>
      <text:p text:style-name="P53"><text:span text:style-name="T203">T</text:span><text:span text:style-name="T204">he syllabic liquids /</text:span><text:span text:style-name="T205">ŕ̥ ĺ̥ r̥ l̥</text:span><text:span text:style-name="T204">/ </text:span><text:span text:style-name="T203">are included </text:span><text:span text:style-name="T204">as unitary vocalic phonemes, rather than as combinations of /ь ъ/ + /ŕ ĺ r</text:span><text:span text:style-name="T203"> </text:span><text:span text:style-name="T204">l/, because these groups descend from PIE syllabic liquids and many descendant Slavic dialects which retain syllabic liquids in this position</text:span><text:span text:style-name="T206"> (including those underlying canonical OCS)</text:span><text:span text:style-name="T204"> do not show any evidence of an intervening oral-vowel + liquid stage (such a view is shared by Bethin 1991: 71-72; cf. also Bulgarian dialectal evidence in Stojkov 1954: 130-131, where hard consonants precede reflexes of the LCS /ĺ ŕ/ even in dialects with secondarily-palatalised consonants before fallen weak LCS /ь/).</text:span><text:span text:style-name="T207"> </text:span><text:span text:style-name="T208">I know I should follow your advice here but frankly the evidence for *ьl, *ьr etc. is so lacking that I don't know why</text:span><text:span text:style-name="T209">,</text:span><text:span text:style-name="T208"> apart from </text:span><text:span text:style-name="T209">out of </text:span><text:span text:style-name="T208">orthographic convention</text:span><text:span text:style-name="T209">,</text:span><text:span text:style-name="T208"> anyone would ever suggest them at all</text:span></text:p>
      <text:p text:style-name="P54"><text:span text:style-name="T210">/</text:span><text:span text:style-name="T211">/</text:span><text:span text:style-name="T212">this exploration of my LCS system is still nowhere near finished</text:span></text:p>
      <text:p text:style-name="P55"/>
      <text:p text:style-name="P56"><text:span text:style-name="T213">An example of</text:span><text:span text:style-name="T214"> </text:span><text:span text:style-name="T213">morphological</text:span><text:span text:style-name="T214"> </text:span><text:span text:style-name="T213">change contingent upon structural phonological change, leading to manuscript forms which preclude </text:span><text:span text:style-name="T214">any</text:span><text:span text:style-name="T213"> </text:span><text:span text:style-name="T215">valid re</text:span><text:span text:style-name="T216">construction</text:span><text:span text:style-name="T213"> of </text:span><text:span text:style-name="T214">their</text:span><text:span text:style-name="T213"> direct LCS-stage ancestor</text:span><text:span text:style-name="T214">s</text:span><text:span text:style-name="T213">, </text:span><text:span text:style-name="T214">is the replacement of i‑stem endings with those of the corresponding jo- or j</text:span><text:span text:style-name="T217">ā-stems</text:span><text:span text:style-name="T214">, in nouns whose stems end on labials or the subset of LCS dental consonants which lack palatal counterparts, viz. /d t s z/. </text:span><text:span text:style-name="T215">Evidence </text:span><text:span text:style-name="T218">for</text:span><text:span text:style-name="T215"> such a change is furnished by the </text:span><text:span text:style-name="T219">Old Russian masc gen./acc. form </text:span><text:span text:style-name="T220">татѧ</text:span><text:span text:style-name="T221"> </text:span><text:span text:style-name="T219">from the 1229 Treaty between Smolensk, Riga and Gotland (Version A).</text:span><text:span text:style-name="T222"> </text:span><text:span text:style-name="T221">LCS *tatь is a</text:span><text:span text:style-name="T222"> masc. i-stem noun with genitive *tati, as it still appears in the Codex Suprasliensis translation of John Chrysostom's Homily for Holy Thursday (</text:span><text:span text:style-name="T223">...то кажетъ владꙑкꙑ чловѣколюбь҆ѥ҅· ꙗ҅ко прѣданника раꙁбои҅ника тат</text:span><text:span text:style-name="T224">и</text:span><text:span text:style-name="T223">...</text:span><text:span text:style-name="T222">)</text:span><text:span text:style-name="T221">, but in the dialect underlying the </text:span><text:span text:style-name="T225">1229</text:span><text:span text:style-name="T226"> Treaty</text:span><text:span text:style-name="T221"> the rise of </text:span><text:span text:style-name="T227">phonemically </text:span><text:span text:style-name="T221">palatalised /t'/ </text:span><text:span text:style-name="T227">after the Jer Shift means that the stem (and the nom. sg. </text:span><text:span text:style-name="T228">тать</text:span><text:span text:style-name="T227"> /tat'/) of this noun now end</text:span><text:span text:style-name="T229">s</text:span><text:span text:style-name="T227"> on the same class of "soft" consonants as original jo-stem nouns like *pastyŕь &gt; /pastyr'/, where the original LCS palatal *ŕ has fallen together with secondarily-palatalised /r'/ from plain LCS *r before LCS front-vowels</text:span><text:span text:style-name="T230">, in e.g. the original i-stem *zvěrь &gt; /zvěr'/. This system thus no longer distinguishes between </text:span><text:span text:style-name="T229">descendants of the original</text:span><text:span text:style-name="T230"> LCS palatals and </text:span><text:span text:style-name="T229">the newly </text:span><text:span text:style-name="T230">secondarily-palatalised consonants like /t'/,</text:span><text:span text:style-name="T231"> </text:span><text:span text:style-name="T229">both are now together in the set of 'soft' consonants, opposed to their </text:span><text:span text:style-name="T232">'plain' or </text:span><text:span text:style-name="T229">'hard' counterparts, and so tend towards taking the same set of inflectional enndings (in this case those of the original jo-stems)</text:span><text:span text:style-name="T233">. </text:span><text:span text:style-name="T234">Consequently, a word like </text:span><text:span text:style-name="T228">тать</text:span><text:span text:style-name="T234"> has begun to take jo-stem endings, including the Old Russian /a/ reflex of LCS *Ǣ in the gen. sg.</text:span></text:p>
      <text:p text:style-name="P57"><text:span text:style-name="T233">Problem is the LCS /Ǣ/ by definition can only occur after LCS palatal consonants</text:span><text:span text:style-name="T235"> (see below)</text:span><text:span text:style-name="T233">, so</text:span><text:span text:style-name="T236"> a reconstruction *tatǢ is just nonsensical. In the case of the </text:span><text:span text:style-name="T232">dat. sg.</text:span><text:span text:style-name="T236"> /u/-desinence (</text:span><text:span text:style-name="T232">which isn't</text:span><text:span text:style-name="T236"> attested in our Treaty but it exists in modern Russian</text:span><text:span text:style-name="T237"> татю</text:span><text:span text:style-name="T238">), we don't even have an LCS archiphoneme available to signal a preceding soft-consonant; there's simply no way of getting from LCS *tatu to Russian /tat'u</text:span><text:span text:style-name="T239">/, </text:span><text:span text:style-name="T240">b</text:span><text:span text:style-name="T240">e</text:span><text:span text:style-name="T240">c</text:span><text:span text:style-name="T240">ause</text:span><text:span text:style-name="T241"> </text:span><text:span text:style-name="T242">such a form was only made possible by the rise of phonemic /t'/, so </text:span><text:span text:style-name="T243">o</text:span><text:span text:style-name="T243">u</text:span><text:span text:style-name="T243">r</text:span><text:span text:style-name="T243"> </text:span><text:span text:style-name="T243">ability to index it with our LCS system is gone.</text:span></text:p>
      <text:p text:style-name="P58"><text:span text:style-name="T244"/></text:p>
      <text:p text:style-name="P59"/>
      <text:p text:style-name="P59"/>
      <text:p text:style-name="P60"><text:soft-page-break/>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61"/>
      <text:p text:style-name="P62"><text:span text:style-name="T245">For example, whether or not </text:span><text:span text:style-name="T246">there actually existed at the LCS stage a</text:span><text:span text:style-name="T245"> </text:span><text:span text:style-name="T247">mechanism for deriving </text:span><text:span text:style-name="T245">secondary-imperfective verb</text:span><text:span text:style-name="T247">s like OCS</text:span><text:span text:style-name="T245"> </text:span><text:span text:style-name="T248">разарꙗти</text:span><text:span text:style-name="T249"> </text:span><text:span text:style-name="T250">&lt;*orzaŕǢti</text:span><text:span text:style-name="T251"> from the prefixed </text:span><text:span text:style-name="T252">разорити</text:span><text:span text:style-name="T251"> </text:span><text:span text:style-name="T253">*</text:span><text:span text:style-name="T246">orzoriti is irrelevant, because LCS /</text:span><text:span text:style-name="T250">orzaŕǢti/ does not violate the rule of LCS phonotactics: palatal /ŕ/ can be followed by /Ǣ/ </text:span><text:span text:style-name="T246"><text:s/></text:span><text:span text:style-name="T254">because such a combination exists in the paradigms of wholly securely reconstructable jo-stem nouns, e.g. nt. gen. sg. *moŕǢ</text:span><text:span text:style-name="T255"> (&gt; Pol. morza, OCS </text:span><text:span text:style-name="T256">морꙗ</text:span><text:span text:style-name="T255">, Ru. моря, etc.)</text:span></text:p>
      <text:p text:style-name="P63"/>
      <text:p text:style-name="P64"><text:span text:style-name="T204">In the case of Supr. Gsg. masc. ꙁвѣрѣ, for an original i-stem (звѣри &lt;*zvěri),</text:span><text:span text:style-name="T257">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258">and its stem now </text:span><text:span text:style-name="T257">end</text:span><text:span text:style-name="T258">ed</text:span><text:span text:style-name="T257"> on the same consonant </text:span><text:span text:style-name="T258">/r'/ </text:span><text:span text:style-name="T257">as</text:span><text:span text:style-name="T258"> original ja- and jo-stems ending on LCS *ŕ like </text:span><text:span text:style-name="T259">мор</text:span><text:span text:style-name="T260">҄</text:span><text:span text:style-name="T259">е</text:span><text:span text:style-name="T258"> and </text:span><text:span text:style-name="T259">боурꙗ</text:span><text:span text:style-name="T261">, so it began to be inflected as a jo-stem masculine instead of an i-stem. </text:span></text:p>
      <text:p text:style-name="P65"><text:span text:style-name="T262"><text:s/>Most clearly in Russian, but also in Eastern Bulgarian dialects, the development of </text:span><text:span text:style-name="T263">and (on the evidence of forms of the word господь) in the dialects of at least some of the antigraphs of some OCS texts, </text:span></text:p>
      <text:p text:style-name="P66"/>
      <text:p text:style-name="P67">It should be emphasised that the historical reality of our reconstructions is only of concern at the phonological level<text:span text:style-name="T264">, that is, phonemes and phonotactics; the plausibility of higher-level structures built out of these units, <text:s/></text:span></text:p>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5-23T03:43:15.464940892</dc:date>
    <meta:editing-duration>P4DT14H31M43S</meta:editing-duration>
    <meta:editing-cycles>259</meta:editing-cycles>
    <meta:generator>LibreOffice/25.2.2.2$Linux_X86_64 LibreOffice_project/520$Build-2</meta:generator>
    <meta:document-statistic meta:table-count="2" meta:image-count="0" meta:object-count="0" meta:page-count="5" meta:paragraph-count="69" meta:word-count="2871" meta:character-count="18374" meta:non-whitespace-character-count="15448"/>
  </office:meta>
</office:document-meta>
</file>